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" style:family="graphic" style:parent-style-name="objectwithoutfill">
      <style:graphic-properties draw:marker-end="Arrowheads_20_1" draw:fill="none"/>
    </style:style>
    <style:style style:name="gr3" style:family="graphic" style:parent-style-name="objectwithoutfill">
      <style:graphic-properties draw:marker-start="Arrow" draw:marker-end="Arrow" draw:fill="none"/>
    </style:style>
    <style:style style:name="gr4" style:family="graphic" style:parent-style-name="objectwithoutfill">
      <style:graphic-properties draw:marker-end="Arrow" draw:fill="none"/>
    </style:style>
    <style:style style:name="gr5" style:family="graphic" style:parent-style-name="standard">
      <style:graphic-properties svg:stroke-color="#000000" draw:marker-start="Arrowheads_20_1" draw:marker-end="Arrowheads_20_1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" draw:marker-end="Arrow" draw:fill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5cm" fo:min-width="1.3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6cm" fo:min-width="0cm"/>
    </style:style>
    <style:style style:name="gr10" style:family="graphic" style:parent-style-name="standard">
      <style:graphic-properties draw:fill-color="#94bd5e" draw:textarea-horizontal-align="left" draw:textarea-vertical-align="top" draw:auto-grow-height="true" fo:min-height="1.971cm" fo:min-width="0cm" fo:wrap-option="wrap"/>
    </style:style>
    <style:style style:name="gr11" style:family="graphic" style:parent-style-name="standard">
      <style:graphic-properties draw:fill-color="#94bd5e" draw:textarea-horizontal-align="left" draw:textarea-vertical-align="top" draw:auto-grow-height="true" fo:min-height="0cm" fo:min-width="0cm" fo:wrap-option="wrap"/>
    </style:style>
    <style:style style:name="gr12" style:family="graphic" style:parent-style-name="standard">
      <style:graphic-properties draw:fill-color="#94bd5e" draw:textarea-horizontal-align="left" draw:textarea-vertical-align="top" draw:auto-grow-height="true" fo:min-height="2.055cm" fo:min-width="0cm" fo:wrap-option="wrap"/>
    </style:style>
    <style:style style:name="gr13" style:family="graphic" style:parent-style-name="standard">
      <style:graphic-properties draw:fill-color="#ffff99" draw:textarea-horizontal-align="justify" draw:textarea-vertical-align="middle" draw:auto-grow-height="true" fo:min-height="2.051cm"/>
    </style:style>
    <style:style style:name="gr14" style:family="graphic" style:parent-style-name="standard">
      <style:graphic-properties draw:fill-color="#ffff99" draw:textarea-horizontal-align="justify" draw:textarea-vertical-align="middle" draw:auto-grow-height="true" fo:min-height="2.75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4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6" style:family="paragraph">
      <style:paragraph-properties fo:text-align="star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4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standard" draw:layer="layout" svg:width="3.5cm" svg:height="1.5cm" svg:x="7.1cm" svg:y="8.261cm">
          <text:p>IFilter</text:p>
        </draw:rect>
        <draw:rect draw:style-name="standard" xml:id="id1" draw:id="id1" draw:layer="layout" svg:width="3.5cm" svg:height="1.5cm" svg:x="7.1cm" svg:y="6.764cm">
          <text:p>Filter Module</text:p>
        </draw:rect>
        <draw:rect draw:style-name="standard" draw:layer="layout" svg:width="3.5cm" svg:height="1.5cm" svg:x="7.1cm" svg:y="2.45cm">
          <text:p>FPGA</text:p>
        </draw:rect>
        <draw:rect draw:style-name="standard" draw:layer="layout" svg:width="3.687cm" svg:height="1.344cm" svg:x="1.587cm" svg:y="7.519cm">
          <text:p>Calibration Data</text:p>
        </draw:rect>
        <draw:rect draw:style-name="standard" draw:layer="layout" svg:width="3.518cm" svg:height="1.5cm" svg:x="13.982cm" svg:y="6.777cm">
          <text:p>ITxPort Interface</text:p>
        </draw:rect>
        <draw:rect draw:style-name="standard" draw:layer="layout" svg:width="3.5cm" svg:height="1.5cm" svg:x="14cm" svg:y="5.276cm">
          <text:p>TxPort</text:p>
        </draw:rect>
        <draw:rect draw:style-name="standard" draw:layer="layout" svg:width="3.5cm" svg:height="1.5cm" svg:x="21.426cm" svg:y="6.883cm">
          <text:p>Tx Service</text:p>
        </draw:rect>
        <draw:connector draw:style-name="gr1" draw:text-style-name="P1" draw:layer="layout" draw:type="curve" svg:x1="10.6cm" svg:y1="7.514cm" svg:x2="10.6cm" svg:y2="7.514cm" draw:start-shape="id1" draw:end-shape="id1" svg:d="m10600 7514v0" svg:viewBox="0 0 1 1">
          <text:p/>
        </draw:connector>
        <draw:line draw:style-name="gr2" draw:text-style-name="P1" draw:layer="layout" svg:x1="5.252cm" svg:y1="8.18cm" svg:x2="7.104cm" svg:y2="8.18cm">
          <text:p/>
        </draw:line>
        <draw:line draw:style-name="gr3" draw:text-style-name="P1" draw:layer="layout" svg:x1="8.868cm" svg:y1="6.769cm" svg:x2="8.868cm" svg:y2="3.969cm">
          <text:p/>
        </draw:line>
        <draw:line draw:style-name="gr4" draw:text-style-name="P1" draw:layer="layout" svg:x1="10.631cm" svg:y1="7.497cm" svg:x2="13.978cm" svg:y2="7.478cm">
          <text:p/>
        </draw:line>
        <draw:line draw:style-name="gr3" draw:text-style-name="P1" draw:layer="layout" svg:x1="17.491cm" svg:y1="8.029cm" svg:x2="21.398cm" svg:y2="8.034cm">
          <text:p/>
        </draw:line>
        <draw:ellipse draw:style-name="gr5" draw:text-style-name="P1" draw:layer="layout" svg:width="1.054cm" svg:height="1.055cm" svg:x="6.554cm" svg:y="6.235cm" draw:kind="arc" draw:start-angle="357.11" draw:end-angle="274.31">
          <text:p/>
        </draw:ellipse>
        <draw:frame draw:style-name="gr6" draw:text-style-name="P2" draw:layer="layout" svg:width="2.974cm" svg:height="0.645cm" svg:x="8.807cm" svg:y="5.197cm">
          <draw:text-box>
            <text:p><text:span text:style-name="T1">(3) read powers</text:span></text:p>
          </draw:text-box>
        </draw:frame>
        <draw:frame draw:style-name="gr6" draw:text-style-name="P2" draw:layer="layout" svg:width="4.6cm" svg:height="0.645cm" svg:x="4.427cm" svg:y="5.587cm">
          <draw:text-box>
            <text:p><text:span text:style-name="T1">(4) hockey stick correction</text:span></text:p>
          </draw:text-box>
        </draw:frame>
        <draw:frame draw:style-name="gr6" draw:text-style-name="P2" draw:layer="layout" svg:width="2.5cm" svg:height="0.645cm" svg:x="11.403cm" svg:y="7.661cm">
          <draw:text-box>
            <text:p><text:span text:style-name="T1">(4) setPower</text:span></text:p>
          </draw:text-box>
        </draw:frame>
        <draw:polyline draw:style-name="gr7" draw:text-style-name="P1" draw:layer="layout" svg:width="5.041cm" svg:height="2.07cm" svg:x="10.604cm" svg:y="3.221cm" svg:viewBox="0 0 5042 2071" draw:points="5042,2071 5042,0 0,0">
          <text:p/>
        </draw:polyline>
        <draw:frame draw:style-name="gr6" draw:text-style-name="P2" draw:layer="layout" svg:width="2.581cm" svg:height="0.645cm" svg:x="18.041cm" svg:y="7.464cm">
          <draw:text-box>
            <text:p><text:span text:style-name="T1">(8) getPowes</text:span></text:p>
          </draw:text-box>
        </draw:frame>
        <draw:line draw:style-name="gr7" draw:text-style-name="P1" draw:layer="layout" svg:x1="21.398cm" svg:y1="7.209cm" svg:x2="17.506cm" svg:y2="7.19cm">
          <text:p/>
        </draw:line>
        <draw:frame draw:style-name="gr6" draw:text-style-name="P2" draw:layer="layout" svg:width="3.478cm" svg:height="0.645cm" svg:x="18.004cm" svg:y="6.476cm">
          <draw:text-box>
            <text:p><text:span text:style-name="T1">(10) setAttenuation</text:span></text:p>
          </draw:text-box>
        </draw:frame>
        <draw:frame draw:style-name="gr6" draw:text-style-name="P2" draw:layer="layout" svg:width="5.853cm" svg:height="0.645cm" svg:x="10.795cm" svg:y="2.61cm">
          <draw:text-box>
            <text:p><text:span text:style-name="T1">(11) set Step or Voltage attenuator</text:span></text:p>
          </draw:text-box>
        </draw:frame>
        <draw:frame draw:style-name="gr6" draw:text-style-name="P3" draw:layer="layout" svg:width="6.543cm" svg:height="0.806cm" svg:x="2.299cm" svg:y="17.868cm">
          <draw:text-box>
            <text:p><text:span text:style-name="T2">Power Control Call Graph</text:span></text:p>
          </draw:text-box>
        </draw:frame>
        <draw:frame draw:style-name="gr8" draw:text-style-name="P2" draw:layer="layout" svg:width="1.958cm" svg:height="0.655cm" svg:x="18.38cm" svg:y="7.938cm">
          <draw:text-box>
            <text:p><text:span text:style-name="T1">(9) return</text:span></text:p>
          </draw:text-box>
        </draw:frame>
        <draw:frame draw:style-name="gr9" draw:text-style-name="P2" draw:layer="layout" svg:width="2.149cm" svg:height="0.645cm" svg:x="18.38cm" svg:y="7.068cm">
          <draw:text-box>
            <text:p><text:span text:style-name="T1">(12) return</text:span></text:p>
          </draw:text-box>
        </draw:frame>
        <draw:custom-shape draw:style-name="gr10" draw:text-style-name="P5" draw:layer="layout" svg:width="2.999cm" svg:height="3.403cm" svg:x="2.25cm" svg:y="9.654cm">
          <text:p text:style-name="P4"><text:span text:style-name="T1">The module will perform the forward/reverse power readings, <text:s/>write the data to the TX port object and return. </text:span></text:p>
          <draw:enhanced-geometry svg:viewBox="0 0 21600 21600" draw:mirror-horizontal="true" draw:type="line-callout-1" draw:modifiers="-12283.2 -9029.61222091657 -1800 4704.9504950495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4" draw:layer="layout" svg:width="2.999cm" svg:height="3.797cm" svg:x="24.486cm" svg:y="2.401cm">
          <text:p text:style-name="P4"><text:span text:style-name="T1">If the Tx and PA are on the TX Service will read the current powers and use the error whcih is written to the Tx port attenuator. </text:span></text:p>
          <draw:enhanced-geometry svg:viewBox="0 0 21600 21600" draw:mirror-horizontal="false" draw:type="line-callout-1" draw:modifiers="-10180.8 25325.1184834123 -1800 3996.3302752293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4" draw:layer="layout" svg:width="4.681cm" svg:height="2.305cm" svg:x="18.201cm" svg:y="1.666cm">
          <text:p text:style-name="P4"><text:span text:style-name="T1">The setAttenuation method will decide decide the best way to adjust the gain based on the current setting and the new value. </text:span></text:p>
          <draw:enhanced-geometry svg:viewBox="0 0 21600 21600" draw:mirror-horizontal="false" draw:type="line-callout-1" draw:modifiers="-7206.15121742845 30517.2593235039 -1148.73985476292 6575.542064180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6" draw:layer="layout" svg:width="4.974cm" svg:height="2.549cm" svg:x="13.762cm" svg:y="9.485cm">
          <text:p text:style-name="P6"><text:span text:style-name="T3">The digital and RF power data is read through the filter module and written to the TX Port in the context of the Power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4.108cm" svg:height="4.591cm" svg:x="24.15cm" svg:y="8.493cm">
          <text:p text:style-name="P6"><text:span text:style-name="T3">The power error and the required gain change is passed to the Tx Port attenuation implementation that writes to the attenuator(s) in the context of the TxServic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vertical-align="bottom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4T12:01:51</meta:creation-date>
    <dc:date>2014-04-17T17:30:23.309770641</dc:date>
    <meta:editing-duration>PT5H41M34S</meta:editing-duration>
    <meta:editing-cycles>5</meta:editing-cycles>
    <meta:generator>LibreOffice/4.1.4.2$Linux_X86_64 LibreOffice_project/0a0440ccc0227ad9829de5f46be37cfb6edcf72</meta:generator>
    <dc:creator>Glyn DUrban</dc:creator>
    <meta:document-statistic meta:object-count="29"/>
  </office:meta>
</office:document-meta>
</file>